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57cm" fo:margin-left="0.011cm" fo:margin-right="0.016cm" table:align="margins" style:writing-mode="lr-tb"/>
    </style:style>
    <style:style style:name="Tableau1.A" style:family="table-column">
      <style:table-column-properties style:column-width="17.357cm" style:rel-column-width="65535*"/>
    </style:style>
    <style:style style:name="Tableau1.1" style:family="table-row">
      <style:table-row-properties style:min-row-height="2.011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Header" style:master-page-name="">
      <style:paragraph-properties style:page-number="auto"/>
    </style:style>
    <style:style style:name="P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5" style:family="paragraph" style:parent-style-name="Standard">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9" style:family="paragraph" style:parent-style-name="Standard">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style:font-size-asian="12pt" style:font-size-complex="12pt"/>
    </style:style>
    <style:style style:name="P11" style:family="paragraph" style:parent-style-name="Standard">
      <style:text-properties style:font-name="Calibri" fo:font-size="9pt" style:font-size-asian="7.84999990463257pt" style:font-size-complex="9pt"/>
    </style:style>
    <style:style style:name="P12" style:family="paragraph" style:parent-style-name="Standard">
      <style:paragraph-properties>
        <style:tab-stops>
          <style:tab-stop style:position="5.502cm"/>
        </style:tab-stops>
      </style:paragraph-properties>
      <style:text-properties style:font-name="Calibri" fo:font-size="10pt" style:font-size-asian="10pt" style:font-size-complex="10pt"/>
    </style:style>
    <style:style style:name="P13" style:family="paragraph" style:parent-style-name="Standard">
      <style:paragraph-properties>
        <style:tab-stops>
          <style:tab-stop style:position="5.50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2cm"/>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style:tab-stops>
          <style:tab-stop style:position="17.002cm" style:leader-style="dotted" style:leader-text="."/>
        </style:tab-stops>
      </style:paragraph-properties>
    </style:style>
    <style:style style:name="P1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9"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20"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21"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8" style:family="paragraph" style:parent-style-name="Text_20_body">
      <style:paragraph-properties fo:margin-left="1cm" fo:margin-right="0cm" fo:text-indent="0cm" style:auto-text-indent="false"/>
      <style:text-properties fo:font-weight="normal" style:font-weight-asian="normal" style:font-weight-complex="normal"/>
    </style:style>
    <style:style style:name="P29" style:family="paragraph" style:parent-style-name="Standard">
      <style:paragraph-properties fo:margin-left="1.752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30" style:family="paragraph" style:parent-style-name="Text_20_body">
      <style:text-properties style:font-name="Calibri" fo:font-size="12pt" style:font-size-asian="12pt" style:font-size-complex="12pt"/>
    </style:style>
    <style:style style:name="P31"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text-properties style:font-name="Calibri" fo:font-size="6pt" style:font-size-asian="6pt" style:font-size-complex="6pt"/>
    </style:style>
    <style:style style:name="P32" style:family="paragraph" style:parent-style-name="Standard">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35" style:family="paragraph" style:parent-style-name="Standard" style:list-style-name="L1">
      <style:paragraph-properties fo:margin-left="1.752cm" fo:margin-right="0cm" fo:text-align="justify" style:justify-single-word="false" fo:text-indent="-0.751cm" style:auto-text-indent="false"/>
    </style:style>
    <style:style style:name="P36" style:family="paragraph" style:parent-style-name="Standard" style:list-style-name="L1">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37" style:family="paragraph" style:parent-style-name="Standard" style:list-style-name="L1">
      <style:paragraph-properties fo:margin-left="1.752cm" fo:margin-right="0cm" fo:text-align="justify" style:justify-single-word="false" fo:text-indent="0cm" style:auto-text-indent="false"/>
      <style:text-properties style:font-name="Calibri" fo:font-size="11pt" style:font-size-asian="11pt" style:font-size-complex="11pt"/>
    </style:style>
    <style:style style:name="P38" style:family="paragraph" style:parent-style-name="Standard" style:list-style-name="L2">
      <style:paragraph-properties fo:margin-left="2.251cm" fo:margin-right="0cm" fo:text-align="justify" style:justify-single-word="false" fo:text-indent="-0.499cm" style:auto-text-indent="false">
        <style:tab-stops>
          <style:tab-stop style:position="1.501cm"/>
        </style:tab-stops>
      </style:paragraph-properties>
      <style:text-properties style:font-name="Calibri" fo:font-size="11pt" style:font-size-asian="11pt" style:font-size-complex="11pt"/>
    </style:style>
    <style:style style:name="P39" style:family="paragraph" style:parent-style-name="Standard" style:list-style-name="L2">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0" style:family="paragraph" style:parent-style-name="Standard" style:list-style-name="L3">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1" style:family="paragraph" style:parent-style-name="Standard" style:list-style-name="L2">
      <style:paragraph-properties fo:margin-left="2.251cm" fo:margin-right="0cm" fo:text-align="justify" style:justify-single-word="false" fo:text-indent="-0.499cm" style:auto-text-indent="false"/>
    </style:style>
    <style:style style:name="P42"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4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fo:font-size="8pt" style:font-size-asian="7pt" style:font-size-complex="8pt"/>
    </style:style>
    <style:style style:name="P44" style:family="paragraph" style:parent-style-name="Standard">
      <style:paragraph-properties fo:margin-left="1cm" fo:margin-right="0cm" fo:text-indent="0cm" style:auto-text-indent="false"/>
      <style:text-properties fo:font-weight="normal" style:font-weight-asian="normal"/>
    </style:style>
    <style:style style:name="P45" style:family="paragraph" style:parent-style-name="Standard">
      <style:paragraph-properties fo:break-before="page"/>
      <style:text-properties style:font-name="Calibri" fo:font-size="12pt" fo:font-weight="bold" style:font-size-asian="12pt" style:font-weight-asian="bold" style:font-size-complex="12pt"/>
    </style:style>
    <style:style style:name="P46" style:family="paragraph" style:parent-style-name="Heading_20_1">
      <style:paragraph-properties fo:text-align="center" style:justify-single-word="false"/>
    </style:style>
    <style:style style:name="P47" style:family="paragraph" style:parent-style-name="Body_20_Text_20_2" style:list-style-name="L1">
      <style:paragraph-properties fo:margin-left="1.752cm" fo:margin-right="0cm" fo:text-indent="-0.751cm" style:auto-text-indent="false"/>
      <style:text-properties style:font-name="Calibri" fo:font-size="11pt" style:font-size-asian="11pt" style:font-size-complex="11pt"/>
    </style:style>
    <style:style style:name="P48" style:family="paragraph">
      <style:paragraph-properties fo:text-align="center"/>
    </style:style>
    <style:style style:name="P49" style:family="paragraph">
      <style:paragraph-properties fo:text-align="start"/>
      <style:text-properties style:text-line-through-style="none" fo:font-style="normal" style:text-underline-style="none"/>
    </style:style>
    <style:style style:name="P50" style:family="paragraph">
      <style:paragraph-properties fo:text-align="start"/>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style:style>
    <style:style style:name="T3"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style:font-size-asian="11pt" style:font-size-complex="11pt" style:font-weight-complex="bold"/>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size="12pt" fo:font-weight="bold" style:font-size-asian="12pt" style:font-weight-asian="bold" style:font-size-complex="12pt"/>
    </style:style>
    <style:style style:name="T12" style:family="text">
      <style:text-properties style:font-name="Calibri" fo:font-size="12pt" style:font-size-asian="12pt" style:font-size-complex="12pt"/>
    </style:style>
    <style:style style:name="T13" style:family="text">
      <style:text-properties style:font-name="Calibri" fo:font-size="6pt" style:font-size-asian="6pt" style:font-size-complex="6pt"/>
    </style:style>
    <style:style style:name="T14" style:family="text">
      <style:text-properties style:font-name="Calibri" style:text-underline-style="solid" style:text-underline-width="auto" style:text-underline-color="font-color" fo:font-weight="bold" style:font-weight-asian="bold"/>
    </style:style>
    <style:style style:name="T15" style:family="text">
      <style:text-properties style:font-name="Calibri" fo:font-weight="bold" style:font-weight-asian="bold"/>
    </style:style>
    <style:style style:name="T16" style:family="text">
      <style:text-properties style:font-name="Calibri" fo:font-weight="bold" style:font-weight-asian="bold" style:font-weight-complex="bold"/>
    </style:style>
    <style:style style:name="T17" style:family="text">
      <style:text-properties style:font-name="Calibri" style:font-weight-complex="bold"/>
    </style:style>
    <style:style style:name="T18" style:family="text">
      <style:text-properties fo:color="#ff0000" style:font-name="Calibri" fo:font-size="11pt" style:font-size-asian="11pt" style:font-size-complex="11pt"/>
    </style:style>
    <style:style style:name="T19" style:family="text">
      <style:text-properties style:font-name="Wingdings 2" fo:font-size="11pt" style:font-size-asian="11pt" style:font-size-complex="11pt"/>
    </style:style>
    <style:style style:name="T20"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0000" style:font-name="Calibri" fo:font-size="12pt" fo:font-weight="bold" style:font-size-asian="12pt" style:font-weight-asian="bold" style:font-size-complex="12pt"/>
    </style:style>
    <style:style style:name="T22" style:family="text">
      <style:text-properties fo:color="#b84700" style:font-name="Calibri" fo:font-size="14pt" fo:font-weight="bold" style:font-size-asian="14pt" style:font-weight-asian="bold" style:font-size-complex="14pt"/>
    </style:style>
    <style:style style:name="T23" style:family="text">
      <style:text-properties fo:color="#b84700" style:font-name="Calibri" fo:font-size="14pt" style:text-underline-style="none" fo:font-weight="bold" style:font-size-asian="14pt" style:font-weight-asian="bold" style:font-size-complex="14pt"/>
    </style:style>
    <style:style style:name="T24" style:family="text">
      <style:text-properties fo:color="#c90016" style:font-name="Calibri" fo:font-size="14pt" style:text-underline-style="none" fo:font-weight="bold" style:font-size-asian="14pt" style:font-weight-asian="bold" style:font-size-complex="14pt"/>
    </style:style>
    <style:style style:name="T25"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style:style>
    <style:style style:name="gr3"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checkbox form:name="origine_lux" form:control-implementation="ooo:com.sun.star.form.component.CheckBox" form:id="control12"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estations_lux" form:control-implementation="ooo:com.sun.star.form.component.CheckBox" form:id="control13"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mportateur_general" form:control-implementation="ooo:com.sun.star.form.component.CheckBox" form:id="control14"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lu_et_approuve" form:control-implementation="ooo:com.sun.star.form.component.TextField" form:id="control15"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6"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2" draw:style-name="gr1" draw:text-style-name="P48" svg:width="0.101cm" svg:height="0.101cm"><text:p/></draw:rect><draw:rect text:anchor-type="as-char" svg:y="0cm" draw:z-index="1" draw:style-name="gr1" draw:text-style-name="P48" svg:width="0.101cm" svg:height="0.101cm"><text:p/></draw:rect><draw:rect text:anchor-type="as-char" svg:y="0cm" draw:z-index="0" draw:style-name="gr1" draw:text-style-name="P48" svg:width="0.101cm" svg:height="0.101cm"><text:p/></draw:rect><text:span text:style-name="T3">FORMULAIRE D'INSCRIPTION</text:span></text:p>
      <text:p text:style-name="P7"/>
      <text:p text:style-name="P13"><text:span text:style-name="T4">à renvoyer en original </text:span><text:span text:style-name="T9">pour le</text:span><text:span text:style-name="T10"> </text:span><text:bookmark-start text:name="DDE_LINK"/><text:span text:style-name="T20"/><text:bookmark-end text:name="DDE_LINK"/></text:p>
      <text:p text:style-name="P13"><text:span text:style-name="T4">ou à renvoyer par signature électronique</text:span><text:span text:style-name="T8"> au</text:span></text:p>
      <text:p text:style-name="P12"/>
      <text:p text:style-name="P12">Ministere de l'Economie et du Commerce exterieur</text:p>
      <text:p text:style-name="P12">Direction du Commerce extérieur</text:p>
      <text:p text:style-name="P12">L-2914 LUXEMBOURG</text:p>
      <text:p text:style-name="P10"/>
      <text:h text:style-name="P46" text:outline-level="1"><text:bookmark-start text:name="DDE_LINK4"/><text:span text:style-name="T22">Salon "</text:span><text:span text:style-name="Internet_20_link"><text:span text:style-name="T24">Event test</text:span></text:span><text:span text:style-name="Internet_20_link"><text:span text:style-name="T23">"</text:span></text:span><text:span text:style-name="T22"> à Luxembourg du </text:span><text:bookmark-start text:name="DDE_LINK2"/><text:span text:style-name="T22">29/09/2009</text:span><text:bookmark-end text:name="DDE_LINK2"/><text:span text:style-name="T22"> au 03/10/2009</text:span><text:bookmark-end text:name="DDE_LINK4"/></text:h>
      <text:p text:style-name="P9"/>
      <text:p text:style-name="P6"><text:span text:style-name="T16">Onglet explicatif</text:span><text:span text:style-name="T2"> : </text:span></text:p>
      <text:p text:style-name="P34">Le renvoi du présent formulaire entaînera l’admission définitive de votre société comme exposant au pavillion luxembourgeois. En cas d’annulation de sa participation, les frais d’annulation, respectivement les frais de location de la surface qui lui aura été réservée par le Ministère de l’Economie et du Commerce extérieur deront être pris en charge par vos soins. Le retour de ce fomulaire fait également foi de non recours contre le Ministère de l'Economie et du Commerce extérieur en cas de dommage causé à votre matériel ou accident survenu à votre personnel pendant la manifestation.</text:p>
      <text:p text:style-name="P8"/>
      <text:p text:style-name="P9"><draw:control text:anchor-type="paragraph" draw:z-index="3" draw:style-name="gr2" draw:text-style-name="P49" svg:width="14.024cm" svg:height="0.715cm" svg:x="3.062cm" svg:y="0.429cm" draw:control="control1"/></text:p>
      <text:p text:style-name="P16"><text:span text:style-name="T11">LA SOCIETE</text:span><text:span text:style-name="T12">:</text:span></text:p>
      <text:p text:style-name="P19"/>
      <text:p text:style-name="P22"><draw:control text:anchor-type="paragraph" draw:z-index="6" draw:style-name="gr2" draw:text-style-name="P49" svg:width="14.024cm" svg:height="0.715cm" svg:x="3.062cm" svg:y="-0.101cm" draw:control="control4"/><text:span text:style-name="T12">Adresse:</text:span></text:p>
      <text:p text:style-name="P19"><draw:control text:anchor-type="paragraph" draw:z-index="4" draw:style-name="gr2" draw:text-style-name="P49" svg:width="1.932cm" svg:height="0.715cm" svg:x="3.776cm" svg:y="0.231cm" draw:control="control2"/><draw:control text:anchor-type="paragraph" draw:z-index="5" draw:style-name="gr2" draw:text-style-name="P49" svg:width="10.187cm" svg:height="0.715cm" svg:x="6.899cm" svg:y="0.242cm" draw:control="control3"/></text:p>
      <text:p text:style-name="P23"><text:span text:style-name="T12"><text:s text:c="14"/></text:span><text:span text:style-name="T13"><text:s/></text:span><text:span text:style-name="T12">Lieu:</text:span></text:p>
      <text:p text:style-name="P19"><draw:control text:anchor-type="paragraph" draw:z-index="7" draw:style-name="gr2" draw:text-style-name="P49" svg:width="7.409cm" svg:height="0.715cm" svg:x="9.677cm" svg:y="0.226cm" draw:control="control5"/></text:p>
      <text:p text:style-name="P24"><text:span text:style-name="T12">Noms du responsable pour les foires :</text:span></text:p>
      <text:p text:style-name="P19"/>
      <text:p text:style-name="P24"><draw:control text:anchor-type="paragraph" draw:z-index="8" draw:style-name="gr2" draw:text-style-name="P49" svg:width="14.024cm" svg:height="0.715cm" svg:x="3.062cm" svg:y="-0.074cm" draw:control="control6"/><text:span text:style-name="T12">Fonction:</text:span></text:p>
      <text:p text:style-name="P19"/>
      <text:p text:style-name="P25"><draw:control text:anchor-type="paragraph" draw:z-index="9" draw:style-name="gr2" draw:text-style-name="P49" svg:width="14.024cm" svg:height="0.715cm" svg:x="3.062cm" svg:y="-0.074cm" draw:control="control7"/><text:span text:style-name="T12">Tél.:</text:span><text:span text:style-name="T13"><text:tab/></text:span><text:span text:style-name="T12">Fax:</text:span></text:p>
      <text:p text:style-name="P19"><draw:control text:anchor-type="paragraph" draw:z-index="11" draw:style-name="gr2" draw:text-style-name="P49" svg:width="5.425cm" svg:height="0.715cm" svg:x="3.089cm" svg:y="0.226cm" draw:control="control9"/><draw:control text:anchor-type="paragraph" draw:z-index="10" draw:style-name="gr2" draw:text-style-name="P49" svg:width="7.383cm" svg:height="0.715cm" svg:x="9.703cm" svg:y="0.226cm" draw:control="control8"/></text:p>
      <text:p text:style-name="P26"><text:span text:style-name="T12">E-mail:</text:span><text:span text:style-name="T13"><text:s text:c="89"/></text:span><text:span text:style-name="T12">www</text:span></text:p>
      <text:p text:style-name="P20"/>
      <text:p text:style-name="P14"><text:span text:style-name="T11">DEMANDE A PARTICIPER AU STAND COLLECTIF DU MINISTERE DE L'ECONOMIE ET DU COMMERCE EXTERIEUR </text:span><text:span text:style-name="T21">AU SALON</text:span><text:span text:style-name="T11"> "</text:span><text:span text:style-name="T21">Event test</text:span><text:span text:style-name="T11">" </text:span><text:bookmark-start text:name="DDE_LINK3"/><text:span text:style-name="T21">2009</text:span><text:bookmark-end text:name="DDE_LINK3"/><text:span text:style-name="T11"> EN VUE DE PROMOUVOIR SES PRODUITS/TECHNOLOGIES</text:span><text:span text:style-name="T12"> (désignation exacte par mots clé en français et en anglais):</text:span></text:p>
      <text:p text:style-name="P9"/>
      <table:table table:name="Tableau1" table:style-name="Tableau1">
        <table:table-column table:style-name="Tableau1.A"/>
        <table:table-row table:style-name="Tableau1.1">
          <table:table-cell table:style-name="Tableau1.A1" office:value-type="string">
            <text:p text:style-name="P27"><draw:control text:anchor-type="paragraph" draw:z-index="12" draw:style-name="gr2" draw:text-style-name="P49" svg:width="13.743cm" svg:height="2.029cm" svg:x="3.089cm" svg:y="0.226cm" draw:control="control10"/><text:span text:style-name="T12">Français:</text:span></text:p>
            <text:p text:style-name="P27"><text:span text:style-name="T12"/></text:p>
            <text:p text:style-name="P27"><text:span text:style-name="T12"/></text:p>
            <text:p text:style-name="P27"><text:span text:style-name="T12"/></text:p>
            <text:p text:style-name="P43"><text:span text:style-name="T2"/></text:p>
          </table:table-cell>
        </table:table-row>
        <table:table-row table:style-name="Tableau1.2">
          <table:table-cell table:style-name="Tableau1.A1" office:value-type="string">
            <text:p text:style-name="P27"><draw:control text:anchor-type="paragraph" draw:z-index="13" draw:style-name="gr2" draw:text-style-name="P49" svg:width="13.743cm" svg:height="1.968cm" svg:x="3.089cm" svg:y="0.226cm" draw:control="control11"/><text:span text:style-name="T12">Anglais :</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able:table-cell>
        </table:table-row>
      </table:table>
      <text:p text:style-name="P21"/>
      <text:p text:style-name="P30">CERTIFIE QUE:</text:p>
      <text:p text:style-name="P28"><text:span text:style-name="T6"><text:tab/></text:span><text:span text:style-name="T6"><draw:control text:anchor-type="as-char" draw:z-index="14" draw:style-name="gr3" draw:text-style-name="P50" svg:width="0.477cm" svg:height="0.424cm" draw:control="control12"/></text:span><text:span text:style-name="T6">ces produits sont d’origine luxembourgeoise</text:span></text:p>
      <text:p text:style-name="P28"><text:span text:style-name="T6"><text:tab/></text:span><text:span text:style-name="T6"><draw:control text:anchor-type="as-char" draw:z-index="15" draw:style-name="gr3" draw:text-style-name="P50" svg:width="0.477cm" svg:height="0.424cm" draw:control="control13"/></text:span><text:span text:style-name="T6">ces prestations de services sont développées et exercées au Luxembourg</text:span></text:p>
      <text:p text:style-name="P44"><text:tab/><draw:control text:anchor-type="as-char" draw:z-index="16" draw:style-name="gr3" draw:text-style-name="P50" svg:width="0.477cm" svg:height="0.424cm" draw:control="control14"/>elle est importateur général au niveau européen des produits susmentionnés</text:p>
      <text:p text:style-name="P45">S’ENGAGE A:</text:p>
      <text:p text:style-name="P9"/>
      <text:list xml:id="list743605813" text:style-name="L1">
        <text:list-item>
          <text:p text:style-name="P35"><text:span text:style-name="T6">verser d’ici au (la date sera communiquée ultérieurement)</text:span><text:span text:style-name="T7"> </text:span><text:span text:style-name="T6">la somme de </text:span><text:span text:style-name="T5">0</text:span><text:span text:style-name="T6"> - €, non remboursable en cas d’annulation de sa participation, au CCP IBAN LU65 1111 0002 4753 0000 du Bureau des Domaines à Luxembourg avec la mention "Ministère de l’Economie et du Commerce extérieur - Event test</text:span><text:span text:style-name="T18">,</text:span><text:span text:style-name="T6"> article 30 du budget pour ordre" pour couvrir une partie des frais en relation avec sa participation et à envoyer copie de la quittance à la Direction du Commerce extérieur;</text:span></text:p>
        </text:list-item>
      </text:list>
      <text:p text:style-name="P4"/>
      <text:list xml:id="list952388076" text:continue-numbering="true" text:style-name="L1">
        <text:list-item>
          <text:p text:style-name="P47">prendre en charge, en cas d’annulation de sa participation, les frais d’annulation, respectivement les frais de location de la surface qui lui aura été réservée par le Ministère de l’Economie et du Commerce extérieur;</text:p>
        </text:list-item>
      </text:list>
      <text:p text:style-name="P3"/>
      <text:list xml:id="list1022353076" text:continue-numbering="true" text:style-name="L1">
        <text:list-item>
          <text:p text:style-name="P47">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p>
        </text:list-item>
      </text:list>
      <text:p text:style-name="P5"/>
      <text:list xml:id="list2057950341" text:continue-numbering="true" text:style-name="L1">
        <text:list-item>
          <text:p text:style-name="P36">renoncer à tout recours contre le Ministère de l'Economie et du Commerce extérieur en ce qui concerne:</text:p>
        </text:list-item>
      </text:list>
      <text:p text:style-name="P32"><text:tab/>les dommages pouvant être subis par son matériel d'exposition pendant le transport de Luxembourg à Luxembourg et retour et pendant le séjour à Luxembourg;</text:p>
      <text:p text:style-name="P32"><text:tab/>les dommages que peuvent subir son ou ses délégués présents au stand du Ministère de l'Economie et du Commerce extérieur à Luxembourg ou qu'il(s) pourrai(en)t causer à d'autres, ces personnes travaillant sous leur responsabilité exclusive.</text:p>
      <text:p text:style-name="P29"/>
      <text:list xml:id="list1036941305" text:continue-numbering="true" text:style-name="L1">
        <text:list-item>
          <text:p text:style-name="P37">à contracter les assurances suivantes auprès d’une compagnie d’assurances agréée: </text:p>
        </text:list-item>
      </text:list>
      <text:list xml:id="list1459615573" text:style-name="L2">
        <text:list-item>
          <text:p text:style-name="P38">responsabilité civile pour la couverture des dommages pouvant être causés par son personnel au stand à des tiers pendant la manifestation et durant les périodes de montage et de démontage de l’exposition;</text:p>
        </text:list-item>
        <text:list-item>
          <text:p text:style-name="P39">accidents pour la garantie des dommages dont son personnel pourrait être victime;</text:p>
        </text:list-item>
        <text:list-item>
          <text:p text:style-name="P41"><text:span text:style-name="T6">tous risques pour couvrir les dommages pouvant être causés à son matériel d’exposition durant les transports aller/retour et pendant le séjour à </text:span><text:bookmark-start text:name="DDE_LINK5"/><text:span text:style-name="T6">Luxembourg</text:span><text:bookmark-end text:name="DDE_LINK5"/><text:span text:style-name="T6">.</text:span></text:p>
        </text:list-item>
      </text:list>
      <text:p text:style-name="P5"/>
      <text:list xml:id="list632833287" text:continue-list="list1036941305" text:style-name="L1">
        <text:list-item>
          <text:p text:style-name="P37">ce que:</text:p>
        </text:list-item>
      </text:list>
      <text:list xml:id="list1485830917" text:style-name="L3">
        <text:list-item>
          <text:p text:style-name="P40">un/plusieurs de ses délégués soi(en)t en permanence présent(s) au stand pendant toute la durée de la manifestation;</text:p>
        </text:list-item>
        <text:list-item>
          <text:p text:style-name="P40">son matériel d'exposition et de promotion soit remballé à la fin du Salon par son personnel sur place.</text:p>
        </text:list-item>
      </text:list>
      <text:p text:style-name="P9"><draw:control text:anchor-type="paragraph" draw:z-index="17" draw:style-name="gr2" draw:text-style-name="P49" svg:width="10.796cm" svg:height="0.715cm" svg:x="6.369cm" svg:y="0.429cm" draw:control="control15"/></text:p>
      <text:p text:style-name="P17"><text:span text:style-name="T12">Lu et approuvé (lieu et date),</text:span></text:p>
      <text:p text:style-name="P11"/>
      <text:p text:style-name="P18"><draw:control text:anchor-type="paragraph" draw:z-index="18" draw:style-name="gr2" draw:text-style-name="P49" svg:width="13.23cm" svg:height="0.715cm" svg:x="3.935cm" svg:y="-0.048cm" draw:control="control16"/><text:span text:style-name="T12">Noms et fonction:</text:span></text:p>
      <text:p text:style-name="P11"/>
      <text:p text:style-name="P18"><text:span text:style-name="T12">Signature et cachet de la société :</text:span></text:p>
      <text:p text:style-name="P11"/>
      <text:p text:style-name="P9"/>
      <text:p text:style-name="P15"><text:span text:style-name="T14">REMARQUE</text:span><text:span text:style-name="T15"><text:tab/></text:span></text:p>
      <text:p text:style-name="P15"><text:span text:style-name="T2">LE NON RENVOI DE L'ORIGINAL DE CE FORMULAIRE, DUMENT REMPLIE ET SIGNEE, A LA DIRECTION DU COMMERCE EXTERIEUR ENTRAINERA L'ANNULATION DE VOTRE PARTICIPATION AU STAND COLLECTIF DU MINISTERE DE L'ECONOMIE ET DU COMMERCE EXTERIEUR AU SALON Event test 2009</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paragraph-properties fo:text-align="justify" style:justify-single-word="false"/>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page-layout style:name="Mpm1">
      <style:page-layout-properties fo:page-width="20.999cm" fo:page-height="29.699cm" style:num-format="1" style:print-orientation="portrait" fo:margin-top="1.27cm" fo:margin-bottom="1cm" fo:margin-left="2cm" fo:margin-right="1.616cm" style:writing-mode="lr-tb" style:layout-grid-color="#c0c0c0" style:layout-grid-lines="274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132cm" fo:margin-left="0cm" fo:margin-right="0cm" fo:margin-bottom="0.131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left>
        <text:p text:style-name="MP1"/>
      </style:head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1"/>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meta:editing-cycles>59</meta:editing-cycles>
    <meta:print-date>2009-08-04T11:30:00</meta:print-date>
    <meta:creation-date>2009-08-04T14:32:00</meta:creation-date>
    <dc:date>2009-11-11T11:59:00</dc:date>
    <meta:editing-duration>PT03H06M51S</meta:editing-duration>
    <meta:generator>OpenOffice.org/3.1$Linux OpenOffice.org_project/310m19$Build-9420</meta:generator>
    <dc:creator>Nourrissier </dc:creator>
    <meta:document-statistic meta:table-count="1" meta:image-count="0" meta:object-count="0" meta:page-count="2" meta:paragraph-count="42" meta:word-count="624" meta:character-count="4133"/>
    <meta:template xlink:type="simple" xlink:actuate="onRequest" xlink:title="Normal" xlink:href=""/>
  </office:meta>
</office:document-meta>
</file>